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2177" officeooo:paragraph-rsid="001021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TerrainManager {</text:p>
      <text:p text:style-name="P1"><text:s text:c="4"/>constructor(){</text:p>
      <text:p text:style-name="P1"><text:s text:c="8"/>this.currentLayers = [];</text:p>
      <text:p text:style-name="P1"><text:s text:c="8"/>this.currentMap;</text:p>
      <text:p text:style-name="P1"><text:s text:c="8"/>this.currentPnjs = [];</text:p>
      <text:p text:style-name="P1"><text:s text:c="8"/>this.currentWarps = [];</text:p>
      <text:p text:style-name="P1"><text:s text:c="4"/>}</text:p>
      <text:p text:style-name="P1"/>
      <text:p text:style-name="P1"><text:s text:c="4"/>clearMap(){</text:p>
      <text:p text:style-name="P1"><text:s text:c="8"/>this.currentMap.plus.animation.disable();</text:p>
      <text:p text:style-name="P1"><text:s text:c="8"/>this.currentMap.destroy();</text:p>
      <text:p text:style-name="P1"><text:s text:c="8"/>for(let l in this.currentLayers){</text:p>
      <text:p text:style-name="P1"><text:s text:c="12"/>this.currentLayers[l].destroy();</text:p>
      <text:p text:style-name="P1"><text:s text:c="8"/>}</text:p>
      <text:p text:style-name="P1"><text:s text:c="8"/>for(let l in this.currentPnjs){</text:p>
      <text:p text:style-name="P1"><text:s text:c="12"/>this.currentPnjs[l].destroy();</text:p>
      <text:p text:style-name="P1"><text:s text:c="8"/>}</text:p>
      <text:p text:style-name="P1"><text:s text:c="8"/>this.currentPnjs = [];</text:p>
      <text:p text:style-name="P1"><text:s text:c="8"/>this.currentWarps = [];</text:p>
      <text:p text:style-name="P1"><text:s text:c="8"/>globals.player.destroy();</text:p>
      <text:p text:style-name="P1"><text:s text:c="4"/>}</text:p>
      <text:p text:style-name="P1"/>
      <text:p text:style-name="P1"><text:s text:c="4"/>initMap(map){ </text:p>
      <text:p text:style-name="P1"/>
      <text:p text:style-name="P1"><text:s text:c="8"/>this.currentMap = <text:s/>game.add.tilemap(map.key); </text:p>
      <text:p text:style-name="P1"/>
      <text:p text:style-name="P1"><text:s text:c="8"/>for(let l in map.tilesets){</text:p>
      <text:p text:style-name="P1"/>
      <text:p text:style-name="P1"><text:s text:c="12"/>this.currentMap.addTilesetImage(map.tilesets[l],map.tilesets[l]); </text:p>
      <text:p text:style-name="P1"><text:s text:c="8"/>}</text:p>
      <text:p text:style-name="P1"/>
      <text:p text:style-name="P1"><text:s text:c="8"/>this.currentLayers = [];</text:p>
      <text:p text:style-name="P1"><text:s text:c="8"/>for(let l of map.layers){</text:p>
      <text:p text:style-name="P1"><text:s text:c="12"/>let layer = this.currentMap.createLayer(l);</text:p>
      <text:p text:style-name="P1"><text:s text:c="12"/>this.currentLayers.push(layer);</text:p>
      <text:p text:style-name="P1"/>
      <text:p text:style-name="P1"><text:s text:c="8"/>}</text:p>
      <text:p text:style-name="P1"><text:s text:c="8"/>this.currentMap.plus.animation.enable();</text:p>
      <text:p text:style-name="P1"><text:s text:c="8"/>this.currentLayers[0].resizeWorld();</text:p>
      <text:p text:style-name="P1"/>
      <text:p text:style-name="P1"/>
      <text:p text:style-name="P1"><text:s text:c="8"/>for(let l in map.pnjs){</text:p>
      <text:p text:style-name="P1"><text:s text:c="12"/>game.add.existing(map.pnjs[l]);</text:p>
      <text:p text:style-name="P1"><text:s text:c="12"/>this.currentPnjs.push(map.pnjs[l]);</text:p>
      <text:p text:style-name="P1"><text:s text:c="8"/>}</text:p>
      <text:p text:style-name="P1"><text:s text:c="8"/>for(let l in map.warps){</text:p>
      <text:p text:style-name="P1"><text:s text:c="12"/>this.currentWarps.push(map.warps[l]);</text:p>
      <text:p text:style-name="P1"><text:s text:c="8"/>}</text:p>
      <text:p text:style-name="P1"><text:s text:c="4"/>}</text:p>
      <text:p text:style-name="P1"/>
      <text:p text:style-name="P1"/>
      <text:p text:style-name="P1"/>
      <text:p text:style-name="P1"><text:soft-page-break/>class CustomMap {</text:p>
      <text:p text:style-name="P1"><text:s text:c="4"/>constructor(key,tilesets,layers,music){</text:p>
      <text:p text:style-name="P1"><text:s text:c="8"/>this.key = key;</text:p>
      <text:p text:style-name="P1"><text:s text:c="8"/>this.music = music || undefined;</text:p>
      <text:p text:style-name="P1"><text:s text:c="8"/>this.pnjs = [];</text:p>
      <text:p text:style-name="P1"><text:s text:c="8"/>this.warps = [];</text:p>
      <text:p text:style-name="P1"><text:s text:c="8"/>this.tilesets = tilesets;</text:p>
      <text:p text:style-name="P1"><text:s text:c="8"/>this.layers = layers;</text:p>
      <text:p text:style-name="P1"><text:s text:c="4"/>}</text:p>
      <text:p text:style-name="P1"><text:s text:c="4"/>addWarps(args){</text:p>
      <text:p text:style-name="P1"><text:s text:c="8"/>this.warps.push(args);</text:p>
      <text:p text:style-name="P1"><text:s text:c="4"/>}</text:p>
      <text:p text:style-name="P1"><text:s text:c="4"/>addPnjs(args){</text:p>
      <text:p text:style-name="P1"><text:s text:c="8"/>this.pnjs.push(args)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9:36:38.957000000</meta:creation-date>
    <dc:date>2018-01-06T19:40:59.775000000</dc:date>
    <meta:editing-duration>PT4M21S</meta:editing-duration>
    <meta:editing-cycles>1</meta:editing-cycles>
    <meta:document-statistic meta:table-count="0" meta:image-count="0" meta:object-count="0" meta:page-count="2" meta:paragraph-count="56" meta:word-count="109" meta:character-count="1570" meta:non-whitespace-character-count="1105"/>
    <meta:generator>LibreOffice/5.3.7.2$Windows_X86_64 LibreOffice_project/6b8ed514a9f8b44d37a1b96673cbbdd077e24059</meta:generator>
  </office:meta>
</office:document-meta>
</file>